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5000000BF812C09CD.png" manifest:media-type="image/png"/>
  <manifest:file-entry manifest:full-path="Pictures/100000000000033E0000011CBC72AA21.png" manifest:media-type="image/png"/>
  <manifest:file-entry manifest:full-path="Pictures/100000000000033E0000017D4B96521B.png" manifest:media-type="image/png"/>
  <manifest:file-entry manifest:full-path="Pictures/1000000000000318000001C7AC2599DA.png" manifest:media-type="image/png"/>
  <manifest:file-entry manifest:full-path="Pictures/100000000000032F000001628A9C4AAB.png" manifest:media-type="image/png"/>
  <manifest:file-entry manifest:full-path="Pictures/100000000000031C0000014A162D424C.png" manifest:media-type="image/png"/>
  <manifest:file-entry manifest:full-path="Pictures/10000000000003140000012351CC37C0.png" manifest:media-type="image/png"/>
  <manifest:file-entry manifest:full-path="Pictures/10000000000001B200000100AC57FF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3.506cm"/>
    </style:style>
    <style:style style:name="pr5" style:family="presentation" style:parent-style-name="默认-subtitle">
      <style:graphic-properties draw:fill-color="#ffffff" fo:min-height="16.25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Kafka 簡介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4" draw:layer="layout" svg:width="25.199cm" svg:height="3.506cm" svg:x="1.4cm" svg:y="0.837cm" presentation:class="title">
          <draw:text-box>
            <text:p>发布与订阅消息系統</text:p>
          </draw:text-box>
        </draw:frame>
        <draw:frame draw:style-name="gr2" draw:text-style-name="P2" draw:layer="layout" svg:width="17.8cm" svg:height="12.179cm" svg:x="4.4cm" svg:y="4.914cm">
          <draw:image xlink:href="Pictures/10000000000001B200000100AC57FFFA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draw:frame draw:style-name="gr2" draw:text-style-name="P2" draw:layer="layout" svg:width="25.199cm" svg:height="12.4cm" svg:x="1.4cm" svg:y="3.6cm">
          <draw:image xlink:href="Pictures/10000000000003140000012351CC3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>
        <draw:frame draw:style-name="gr2" draw:text-style-name="P2" draw:layer="layout" svg:width="25.4cm" svg:height="13.6cm" svg:x="1.4cm" svg:y="3.8cm">
          <draw:image xlink:href="Pictures/100000000000031C0000014A162D42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>
        <draw:frame draw:style-name="gr2" draw:text-style-name="P2" draw:layer="layout" svg:width="27cm" svg:height="16.4cm" svg:x="0.6cm" svg:y="1.6cm">
          <draw:image xlink:href="Pictures/100000000000033E0000017D4B965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 text:style-name="P1">Kafka 是一款基于发布与订阅的梢息系统。它一般被称为“分布式提交日志”或者“分布式流平台”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" draw:layer="layout" svg:width="25.199cm" svg:height="16.256cm" svg:x="1.4cm" svg:y="0.837cm" presentation:class="subtitle" presentation:user-transformed="true">
          <draw:text-box>
            <text:p text:style-name="P1">消息：Kafka 的数据单元</text:p>
            <text:p text:style-name="P1">批次：是一组消息，属于同一主题和分区</text:p>
            <text:p text:style-name="P1">把消息分批次传输可以减少网络开销</text:p>
            <text:p text:style-name="P1">消息通过主题进行分类</text:p>
            <text:p text:style-name="P1">主题可以被分为若干个分区，一个分区就是一个提交日志</text:p>
            <text:p text:style-name="P1">Kafka 通过分区实现数据冗余和伸缩性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>
        <draw:frame draw:style-name="gr2" draw:text-style-name="P2" draw:layer="layout" svg:width="23.631cm" svg:height="12.641cm" svg:x="2cm" svg:y="3.959cm">
          <draw:image xlink:href="Pictures/100000000000033E0000011CBC72AA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生产者创建消息</text:p>
            <text:p text:style-name="P1">生产者也被成为发布者或写入者</text:p>
            <text:p text:style-name="P1">消费者读取消息</text:p>
            <text:p text:style-name="P1">消费者也被称为订阅者或读者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draw:frame draw:style-name="gr2" draw:text-style-name="P2" draw:layer="layout" svg:width="25.8cm" svg:height="14.2cm" svg:x="1cm" svg:y="2.6cm">
          <draw:image xlink:href="Pictures/100000000000032F000001628A9C4A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一个独立的Kafka 服务器被称为broker</text:p>
            <text:p text:style-name="P1">Broker 接收来自生产者的消息，为消息设置偏移量，并提交消息到磁盘保存</text:p>
            <text:p text:style-name="P1">broker为消费者提供服务，对读取分区的请求作出响应，返回已经提交到磁盘上的消息</text:p>
            <text:p text:style-name="P1">Broker 是集群的组成部分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2" draw:text-style-name="P2" draw:layer="layout" svg:width="28cm" svg:height="17.2cm" svg:x="0cm" svg:y="2cm">
          <draw:image xlink:href="Pictures/1000000000000318000001C7AC2599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为什么选择Kafka</text:p>
          </draw:text-box>
        </draw:frame>
        <draw:frame presentation:style-name="pr2" draw:text-style-name="P1" draw:layer="layout" svg:width="25.199cm" svg:height="12.179cm" svg:x="1.4cm" svg:y="4.914cm">
          <draw:text-box>
            <text:p text:style-name="P1">多个生产者：适合用来从多个前端系统收集数据，并以统一的格式对外提供数据</text:p>
            <text:p text:style-name="P1">多个消费者：支持多个消费者从一个单独的消息流上读取数据，而且消费者之间互不影响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>
        <draw:frame draw:style-name="gr2" draw:text-style-name="P2" draw:layer="layout" svg:width="16.216cm" svg:height="5.052cm" svg:x="6.24cm" svg:y="8.159cm">
          <draw:image xlink:href="Pictures/1000000000000265000000BF812C0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0:39:02.401253317</meta:creation-date>
    <dc:date>2019-08-09T17:17:30.245423806</dc:date>
    <meta:editing-duration>PT6M12S</meta:editing-duration>
    <meta:editing-cycles>2</meta:editing-cycles>
    <meta:generator>LibreOffice/4.2.8.2$Linux_X86_64 LibreOffice_project/420m0$Build-2</meta:generator>
    <meta:document-statistic meta:object-count="71"/>
  </office:meta>
</office:document-meta>
</file>